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2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H. Sol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27, 1891</text:p>
      <text:p text:style-name="P5">Month<text:tab/><text:tab/><text:tab/><text:tab/><text:tab/><text:tab/>Dec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1907 Girard Avenue./</text:p>
      <text:p text:style-name="P3">Dear Mr Morais:/</text:p>
      <text:p text:style-name="P3"><text:tab/>Mr Hertz/ proved a success./ <text:s/>His address was/ good. <text:s/>Delivery/ excellent. <text:s/>I/ predict a great/ future for him./ <text:s/>Have you any/</text:p>
      <text:p text:style-name="P3"/>
      <text:p text:style-name="P3">[Page 2]</text:p>
      <text:p text:style-name="P3">suggestions to make/ for next Saturday?/</text:p>
      <text:p text:style-name="P3"><text:tab/>Hoping you/ are continually/ improving, believe/ me, with kind/ regards,/</text:p>
      <text:p text:style-name="P3"><text:tab/>Yours very sincerely/ David H. Solis/</text:p>
      <text:p text:style-name="P3">Dec 27<text:span text:style-name="T2">th</text:span><text:span text:style-name="T3"> 1891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1:45:25</meta:creation-date>
    <meta:document-statistic meta:table-count="0" meta:image-count="0" meta:object-count="0" meta:page-count="2" meta:paragraph-count="69" meta:word-count="221" meta:character-count="1615"/>
    <dc:date>2011-11-30T11:48:06.26</dc:date>
    <dc:creator>Penn Libraries</dc:creator>
    <meta:editing-duration>PT00H02M41S</meta:editing-duration>
    <meta:editing-cycles>1</meta:editing-cycles>
    <meta:generator>OpenOffice.org/3.2$Win32 OpenOffice.org_project/320m12$Build-9483</meta:generator>
  </office:meta>
</office:document-meta>
</file>